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alibri1" svg:font-family="Calibri"/>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2" style:family="paragraph" style:parent-style-name="Standard" style:list-style-name="L1">
      <style:paragraph-properties fo:line-height="100%" fo:text-align="start" style:justify-single-word="false"/>
      <style:text-properties style:use-window-font-color="true" style:font-name="Calibri1" fo:font-size="11pt" fo:font-weight="bold" fo:background-color="transparent" style:font-name-asian="Calibri1" style:font-name-complex="Calibri1"/>
    </style:style>
    <style:style style:name="P3" style:family="paragraph" style:parent-style-name="Standard" style:list-style-name="L2">
      <style:paragraph-properties fo:line-height="100%" fo:text-align="start" style:justify-single-word="false"/>
      <style:text-properties style:use-window-font-color="true" style:font-name="Calibri1" fo:font-size="11pt" fo:font-weight="bold" fo:background-color="transparent" style:font-name-asian="Calibri1" style:font-name-complex="Calibri1"/>
    </style:style>
    <style:style style:name="P4"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5" style:family="paragraph" style:parent-style-name="Standard">
      <style:paragraph-properties fo:line-height="100%" fo:text-align="start" style:justify-single-word="false"/>
    </style:style>
    <style:style style:name="P6" style:family="paragraph" style:parent-style-name="Standard" style:list-style-name="L3">
      <style:paragraph-properties fo:line-height="100%" fo:text-align="start" style:justify-single-word="false"/>
    </style:style>
    <style:style style:name="P7" style:family="paragraph" style:parent-style-name="Standard" style:list-style-name="L4">
      <style:paragraph-properties fo:line-height="100%" fo:text-align="start" style:justify-single-word="false"/>
    </style:style>
    <style:style style:name="P8" style:family="paragraph" style:parent-style-name="Standard" style:list-style-name="L5">
      <style:paragraph-properties fo:line-height="100%" fo:text-align="start" style:justify-single-word="false"/>
    </style:style>
    <style:style style:name="P9" style:family="paragraph" style:parent-style-name="Standard" style:list-style-name="L6">
      <style:paragraph-properties fo:line-height="100%" fo:text-align="start" style:justify-single-word="false"/>
    </style:style>
    <style:style style:name="T1" style:family="text">
      <style:text-properties style:use-window-font-color="true" style:font-name="Calibri1" fo:font-size="11pt" fo:font-weight="normal" fo:background-color="transparent" style:font-name-asian="Calibri1" style:font-name-complex="Calibri1"/>
    </style:style>
    <style:style style:name="T2" style:family="text">
      <style:text-properties style:use-window-font-color="true" style:font-name="Calibri1" fo:font-size="11pt" fo:font-weight="bold" fo:background-color="transparent" style:font-name-asian="Calibri1" style:font-name-complex="Calibri1"/>
    </style:style>
    <text:list-style style:name="L1">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eting</text:p>
      <text:p text:style-name="P1">Date:<text:tab/><text:tab/>14 May</text:p>
      <text:p text:style-name="P1">Time:<text:tab/><text:tab/>9:05 – </text:p>
      <text:p text:style-name="P1">Location:<text:tab/><text:tab/>Grouproom 3507</text:p>
      <text:p text:style-name="P1">Leader:<text:tab/><text:tab/>Teodor Ostwald</text:p>
      <text:p text:style-name="P1">Attending:<text:tab/><text:tab/>Everyone</text:p>
      <text:p text:style-name="P1"/>
      <text:list xml:id="list29156704" text:style-name="L1">
        <text:list-item>
          <text:p text:style-name="P2">Objectives, resolve issues preventing the team to continue</text:p>
        </text:list-item>
      </text:list>
      <text:p text:style-name="P1">nothing at the moment.</text:p>
      <text:p text:style-name="P1"/>
      <text:list xml:id="list29169137" text:style-name="L2">
        <text:list-item>
          <text:p text:style-name="P3">Reports from previous meetings</text:p>
        </text:list-item>
      </text:list>
      <text:p text:style-name="P1">Fullscreen mode issue has been resolved.</text:p>
      <text:p text:style-name="P1">The spell package structure has not fully been redesigned due to other more pressing matters.</text:p>
      <text:p text:style-name="P1">Spellbook is designed and implemented with one small detail left in the implementation part.</text:p>
      <text:p text:style-name="P1">All the backgrounds/gods have all their spells.</text:p>
      <text:p text:style-name="P1"/>
      <text:list xml:id="list29178182" text:style-name="L3">
        <text:list-item>
          <text:p text:style-name="P6"><text:span text:style-name="T2">Discussion items</text:span><text:span text:style-name="T1"> (how do we do...? What to do...? Why is...?)</text:span></text:p>
        </text:list-item>
      </text:list>
      <text:p text:style-name="P1">Start menu layout need some more work. A battle log should be implemented(a small textArea that shows current actions). We should implement a film Intro that shows on game startup. Test the game, including all spells. Remove all hard coded code. Add the new names to the map. Code the scaling constants for the new map.</text:p>
      <text:p text:style-name="P1"/>
      <text:list xml:id="list29184035" text:style-name="L4">
        <text:list-item>
          <text:p text:style-name="P7"><text:span text:style-name="T2">Outcomes and assignments</text:span><text:span text:style-name="T1"> (It's decided that... Leaf should... CK should do...)</text:span></text:p>
        </text:list-item>
      </text:list>
      <text:p text:style-name="P5"><text:span text:style-name="T1">Markus will implement, to the best of his ability, the intro film.</text:span></text:p>
      <text:p text:style-name="P5"><text:span text:style-name="T1">Rickard will work on the start menu layout.</text:span></text:p>
      <text:p text:style-name="P5"><text:span text:style-name="T1">Teodor will implement a battle log on the map view and code the scaling constants.</text:span></text:p>
      <text:p text:style-name="P5"><text:span text:style-name="T1">Emil will add the names to the new map.</text:span></text:p>
      <text:p text:style-name="P1"/>
      <text:list xml:id="list29157682" text:style-name="L5">
        <text:list-item>
          <text:p text:style-name="P8"><text:span text:style-name="T2">Other points of discussion</text:span><text:span text:style-name="T1"> (ideas, issues from group members)</text:span></text:p>
        </text:list-item>
      </text:list>
      <text:p text:style-name="P1">Simply teambuilding.</text:p>
      <text:p text:style-name="P1"/>
      <text:list xml:id="list29172882" text:style-name="L6">
        <text:list-item>
          <text:p text:style-name="P9"><text:span text:style-name="T2">Wrap up</text:span><text:span text:style-name="T1"> (unsolved... next meeting... )</text:span></text:p>
        </text:list-item>
      </text:list>
      <text:p text:style-name="P5"><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ibri1" svg:font-family="Calibri"/>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2-05-14T09:25:34.77</dc:date>
    <dc:creator>Karl-Agnes Hesusson</dc:creator>
    <meta:generator>OpenOffice.org/3.3$Win32 OpenOffice.org_project/330m20$Build-9567</meta:generator>
    <meta:editing-duration>PT1H24M24S</meta:editing-duration>
    <meta:editing-cycles>9</meta:editing-cycles>
    <meta:document-statistic meta:table-count="0" meta:image-count="0" meta:object-count="0" meta:page-count="1" meta:paragraph-count="23" meta:word-count="218" meta:character-count="1297"/>
  </office:meta>
</office:document-meta>
</file>